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cf23ae"/>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paragraph-properties fo:break-before="page"/>
      <style:text-properties officeooo:paragraph-rsid="001972f4"/>
    </style:style>
    <style:style style:name="P10" style:family="paragraph" style:parent-style-name="Title">
      <style:text-properties officeooo:paragraph-rsid="001972f4"/>
    </style:style>
    <style:style style:name="P11" style:family="paragraph" style:parent-style-name="Title">
      <style:text-properties officeooo:paragraph-rsid="00d113a0"/>
    </style:style>
    <style:style style:name="P12" style:family="paragraph" style:parent-style-name="First_20_line_20_indent">
      <style:paragraph-properties fo:break-before="page"/>
    </style:style>
    <style:style style:name="P13" style:family="paragraph" style:parent-style-name="Heading_20_1" style:master-page-name="Right_20_Page">
      <style:paragraph-properties style:page-number="1" fo:break-before="page"/>
    </style:style>
    <style:style style:name="P14" style:family="paragraph" style:parent-style-name="First_20_line_20_indent">
      <style:text-properties officeooo:paragraph-rsid="00bf380a"/>
    </style:style>
    <style:style style:name="P15" style:family="paragraph" style:parent-style-name="Heading_20_1">
      <style:paragraph-properties fo:break-before="page"/>
    </style:style>
    <style:style style:name="P16" style:family="paragraph" style:parent-style-name="First_20_line_20_indent">
      <style:text-properties officeooo:paragraph-rsid="00761f84"/>
    </style:style>
    <style:style style:name="T1" style:family="text">
      <style:text-properties officeooo:rsid="00cf23ae"/>
    </style:style>
    <style:style style:name="T2" style:family="text">
      <style:text-properties officeooo:rsid="001972f4"/>
    </style:style>
    <style:style style:name="T3" style:family="text">
      <style:text-properties officeooo:rsid="002da1b4"/>
    </style:style>
    <style:style style:name="T4" style:family="text">
      <style:text-properties fo:font-family="'DejaVu Sans'" style:font-family-generic="swiss" officeooo:rsid="001972f4"/>
    </style:style>
    <style:style style:name="T5" style:family="text">
      <style:text-properties style:font-name="Times New Roman" officeooo:rsid="001972f4"/>
    </style:style>
    <style:style style:name="T6" style:family="text">
      <style:text-properties officeooo:rsid="00d113a0"/>
    </style:style>
    <style:style style:name="T7" style:family="text">
      <style:text-properties officeooo:rsid="0073e337"/>
    </style:style>
    <style:style style:name="T8" style:family="text">
      <style:text-properties fo:font-style="italic" style:font-style-asian="italic" style:font-style-complex="italic"/>
    </style:style>
    <style:style style:name="T9" style:family="text">
      <style:text-properties officeooo:rsid="00761f84"/>
    </style:style>
    <style:style style:name="T10" style:family="text">
      <style:text-properties officeooo:rsid="00ca08a2"/>
    </style:style>
    <style:style style:name="T11"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Tomb of the Satellites</text:span></text:span></text:p>
      <text:p text:style-name="P3"><text:span text:style-name="Definition"><text:span text:style-name="T2">A Captain Bender Adventure</text:span></text:span></text:p>
      <text:h text:style-name="P4" text:outline-level="3"><text:span text:style-name="Definition"><text:span text:style-name="T3">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2">Copyright </text:span></text:span><text:span text:style-name="Definition"><text:span text:style-name="T4">©</text:span></text:span><text:span text:style-name="Definition"><text:span text:style-name="T5"> </text:span></text:span><text:span text:style-name="Definition"><text:span text:style-name="T2">2026 Alan Canon</text:span></text:span></text:p>
      <text:p text:style-name="Text_20_body"><text:span text:style-name="Definition">All rights reserved.</text:span></text:p>
      <text:p text:style-name="P9"><text:span text:style-name="Definition"/></text:p>
      <text:p text:style-name="P10"><text:span text:style-name="Definition"/></text:p>
      <text:p text:style-name="P10"><text:span text:style-name="Definition"/></text:p>
      <text:p text:style-name="P11"><text:span text:style-name="Definition"><text:span text:style-name="T6">Tomb of the Satellites</text:span></text:span></text:p>
      <text:p text:style-name="P12"/>
      <text:h text:style-name="P13" text:outline-level="1" text:is-list-header="true"><text:span text:style-name="T7">CHAPTER </text:span><text:span text:style-name="T6">ONE</text:span><text:span text:style-name="T7"><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8">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14">Bender laughed. “Trust me… for this one, it’s personal.”</text:p>
      <text:h text:style-name="P15" text:outline-level="1"><text:soft-page-break/><text:span text:style-name="T9">CHAPTER </text:span><text:span text:style-name="T10">SEVEN</text:span><text:line-break/>Beneath the ISS</text:h>
      <text:p text:style-name="P16">The South Pacific Garbage Patch had long been cleaned up, but the Tomb of the Satellites would have to wait a few centuries more, or a billion years, depending on the breaks.</text:p>
      <text:p text:style-name="P16">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16">Finally, project XXXXX used space lasers to de-orbit the whole lot.</text:p>
      <text:p text:style-name="P16">They landed it all in the southern Indian Ocean now called the Antartic Ocean, and they did it with such precision as to lay a perfect Titanic style streak of space garbage across the bottom of a sea floor chosen by definition as the oceanic pole of inaccessibility.</text:p>
      <text:p text:style-name="P16">The remains of a 1960s Soviet Satellite lie somewhere, among all that wreckage. Can Bender and her crew find the secret, before it is too late?</text:p>
      <text:p text:style-name="P16">After ten days, Frances was starting to lose track of why it was necessary for a large animal veteranarian to be onboard a vessel with not a large animal to show for it.</text:p>
      <text:p text:style-name="P16">“What are they finding,” asked Francis.</text:p>
      <text:p text:style-name="P16">“What we expected to find,” said Bender. “A three kilometer wide stripe of space debris across the ocean floor.”</text:p>
      <text:p text:style-name="P16">“And our needle in the haystack? This old Soviet Satellite?”</text:p>
      <text:p text:style-name="P16">“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1">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car’s headlights. It seemed to Too that they were traveling through a tunnel.</text:p>
      <text:p text:style-name="P16">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0</text:page-number></text:p>
      </style:footer>
    </style:master-page>
    <style:master-page style:name="Right_20_Page" style:display-name="Right Page" style:page-layout-name="Mpm3" draw:style-name="Mdp1" style:next-style-name="Left_20_Page">
      <style:footer>
        <text:p text:style-name="MP2"><text:page-number text:select-page="current">0</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14M9S</meta:editing-duration>
    <meta:editing-cycles>161</meta:editing-cycles>
    <dc:date>2026-01-21T10:56:09.688356721</dc:date>
    <meta:document-statistic meta:table-count="0" meta:image-count="0" meta:object-count="0" meta:page-count="2" meta:paragraph-count="46" meta:word-count="1043" meta:character-count="5983" meta:non-whitespace-character-count="4981"/>
  </office:meta>
</office:document-meta>
</file>